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47cm" style:contextual-spacing="false"/>
      <style:text-properties fo:color="#2f2d2f" loext:opacity="100%" style:font-name="Montserrat" fo:font-size="17.8500003814697pt" fo:font-weight="bold"/>
    </style:style>
    <style:style style:name="P2" style:family="paragraph" style:parent-style-name="Heading_20_3">
      <style:text-properties fo:color="#d50283" loext:opacity="100%" style:font-name="Montserrat" fo:font-size="15.1999998092651pt" fo:font-weight="bold"/>
    </style:style>
    <style:style style:name="P3" style:family="paragraph" style:parent-style-name="Heading_20_3">
      <style:paragraph-properties fo:margin-top="0cm" fo:margin-bottom="0.247cm" style:contextual-spacing="false"/>
      <style:text-properties fo:color="#d50283" loext:opacity="100%" style:font-name="Montserrat" fo:font-size="15.1999998092651pt" fo:font-weight="bold"/>
    </style:style>
    <style:style style:name="P4" style:family="paragraph" style:parent-style-name="Text_20_body">
      <style:paragraph-properties fo:margin-top="0cm" fo:margin-bottom="0.247cm" style:contextual-spacing="false"/>
    </style:style>
    <style:style style:name="P5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6" style:family="paragraph" style:parent-style-name="Text_20_body" style:list-style-name="L2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7" style:family="paragraph" style:parent-style-name="Text_20_body" style:list-style-name="L3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8" style:family="paragraph" style:parent-style-name="Text_20_body" style:list-style-name="L4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9" style:family="paragraph" style:parent-style-name="Text_20_body" style:list-style-name="L5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0" style:family="paragraph" style:parent-style-name="Text_20_body" style:list-style-name="L6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1" style:family="paragraph" style:parent-style-name="Text_20_body" style:list-style-name="L7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2" style:family="paragraph" style:parent-style-name="Text_20_body" style:list-style-name="L8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3" style:family="paragraph" style:parent-style-name="Text_20_body" style:list-style-name="L9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4" style:family="paragraph" style:parent-style-name="Text_20_body" style:list-style-name="L10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5" style:family="paragraph" style:parent-style-name="Text_20_body" style:list-style-name="L11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6" style:family="paragraph" style:parent-style-name="Text_20_body" style:list-style-name="L12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7" style:family="paragraph" style:parent-style-name="Text_20_body" style:list-style-name="L13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8" style:family="paragraph" style:parent-style-name="Text_20_body" style:list-style-name="L14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19" style:family="paragraph" style:parent-style-name="Text_20_body" style:list-style-name="L15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20" style:family="paragraph" style:parent-style-name="Text_20_body" style:list-style-name="L16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21" style:family="paragraph" style:parent-style-name="Text_20_body">
      <style:paragraph-properties fo:margin-top="0cm" fo:margin-bottom="0.247cm" style:contextual-spacing="false" fo:text-align="justify" style:justify-single-word="false"/>
      <style:text-properties fo:color="#37474f" loext:opacity="100%" fo:font-size="9.25pt"/>
    </style:style>
    <style:style style:name="P22" style:family="paragraph" style:parent-style-name="Text_20_body" style:list-style-name="L17">
      <style:paragraph-properties fo:margin-top="0cm" fo:margin-bottom="0.247cm" style:contextual-spacing="false" fo:text-align="justify" style:justify-single-word="false"/>
      <style:text-properties fo:color="#37474f" loext:opacity="100%" fo:font-size="9.25pt" fo:font-weight="bold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margin-top="0cm" fo:margin-bottom="0.247cm" style:contextual-spacing="false" fo:text-align="justify" style:justify-single-word="false"/>
    </style:style>
    <style:style style:name="T1" style:family="text">
      <style:text-properties fo:color="#37474f" loext:opacity="100%" fo:font-size="9.25pt" fo:font-weight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- Exercici 1 - YouTube</text:h>
      <text:p text:style-name="P4"><text:span text:style-name="Strong_20_Emphasis"><text:span text:style-name="T1">Tractarem de fer un model senzill de com seria la base de dades per a una versió reduïda de YouTube.</text:span></text:span></text:p>
      <text:list text:style-name="L1">
        <text:list-item>
          <text:p text:style-name="P5">De cada usuari/ària guardem un identificador únic: Email, password, nom d'usuari/ària, data de naixement, sexe, país, codi postal.</text:p>
        </text:list-item>
      </text:list>
      <text:p text:style-name="P23"/>
      <text:list text:style-name="L2">
        <text:list-item>
          <text:p text:style-name="P6">Un usuari/ària publica vídeos. De cada vídeo guardem un identificador únic: Un títol, una descripció, una grandària, el nom de l'arxiu de vídeo, durada del vídeo, un thumbnail, el nombre de reproduccions, el número de likes, el número de dislikes.</text:p>
        </text:list-item>
      </text:list>
      <text:p text:style-name="P23"/>
      <text:list text:style-name="L3">
        <text:list-item>
          <text:p text:style-name="P7">Un vídeo pot tenir tres estats diferents: públic, ocult i privat. Un vídeo pot tenir moltes etiquetes. Una etiqueta s'identifica per un identificador únic i un nom d'etiqueta. Interessa guardar qui és l'usuari/ària que publica el vídeo i en quina data/hora el fa.</text:p>
        </text:list-item>
      </text:list>
      <text:p text:style-name="P24"/>
      <text:list text:style-name="L4">
        <text:list-item>
          <text:p text:style-name="P8">Un usuari/ària pot crear un canal. Un canal té un identificador únic: Un nom, una descripció, una data de creació.</text:p>
        </text:list-item>
      </text:list>
      <text:p text:style-name="P23"/>
      <text:list text:style-name="L5">
        <text:list-item>
          <text:p text:style-name="P9">Un usuari/ària es pot subscriure als canals d'altres usuaris/es. Un usuari/ària pot donar-li un like o un dislike a un vídeo una única vegada. Caldrà portar un registre dels usuaris/es que li han donat like i dislike a un determinat vídeo i en quina data/hora ho van fer.</text:p>
        </text:list-item>
      </text:list>
      <text:p text:style-name="P24"/>
      <text:list text:style-name="L6">
        <text:list-item>
          <text:p text:style-name="P10">Un usuari/ària pot crear playlists amb els vídeos que li agraden. Cada playlist té un identificador únic: Un nom, una data de creació, un estat que indica que pot ser pública o privada.</text:p>
        </text:list-item>
      </text:list>
      <text:p text:style-name="P23"/>
      <text:list text:style-name="L7">
        <text:list-item>
          <text:p text:style-name="P11">Un usuari/ària pot escriure comentaris en un vídeo determinat. Cada comentari està identificat per un identificador únic: El text del comentari, la data/hora en la qual es va realitzar.</text:p>
        </text:list-item>
      </text:list>
      <text:p text:style-name="P23"/>
      <text:list text:style-name="L8">
        <text:list-item>
          <text:p text:style-name="P12">Un usuari/ària pot marcar un comentari com m'agrada o no m'agrada. Caldrà portar un registre dels usuaris/es que han marcat un comentari com m'agrada/no m'agrada, i en quina data/hora ho van fer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" text:outline-level="3"><draw:frame draw:style-name="fr1" draw:name="Frame1" text:anchor-type="paragraph" svg:width="19.154cm" draw:z-index="0"><draw:text-box fo:min-height="0.041cm"><text:h text:style-name="P1" text:outline-level="2">Nivell 3</text:h></draw:text-box></draw:frame><text:soft-page-break/>- Exercici 1 - Spotify</text:h>
      <text:p text:style-name="P4"><text:span text:style-name="Strong_20_Emphasis"><text:span text:style-name="T1">Tractarem de fer un model senzill de com seria la base de dades necessària per a Spotify.</text:span></text:span></text:p>
      <text:list text:style-name="L9">
        <text:list-item>
          <text:p text:style-name="P13">Existeixen dos tipus d'usuaris/es: free i  prèmium. De cada usuari/ària guardem un identificador únic: Email, password, nom d'usuari/ària, data de naixement, sexe, país, codi postal.</text:p>
        </text:list-item>
      </text:list>
      <text:p text:style-name="P23"/>
      <text:list text:style-name="L10">
        <text:list-item>
          <text:p text:style-name="P14">Els usuaris/es prèmium fan subscripcions. Les dades necessàries que caldrà guardar per a cada subscripció són: Data d'inici de la subscripció, data de renovació del servei, una forma de pagament, que pot ser mitjançant targeta de crèdit o PayPal.</text:p>
        </text:list-item>
      </text:list>
      <text:p text:style-name="P23"/>
      <text:list text:style-name="L11">
        <text:list-item>
          <text:p text:style-name="P15">De les targetes de crèdit guardem el número de targeta, mes i any de caducitat i el codi de seguretat. Dels usuaris/es que paguen amb PayPal guardem el nom d'usuari/ària de PayPal. Ens interessa portar un registre de tots els pagaments que un usuari/ària prèmium ha anat realitzant durant el període que està subscrit. De cada pagament es guarda: La data, un número d'ordre (que és únic), un total.</text:p>
        </text:list-item>
      </text:list>
      <text:p text:style-name="P23"/>
      <text:list text:style-name="L12">
        <text:list-item>
          <text:p text:style-name="P16">Un usuari/ària pot crear moltes playlists. De cada playlist guardem: Un títol, el nombre de cançons que conté, un identificador únic, una data de creació.</text:p>
        </text:list-item>
      </text:list>
      <text:p text:style-name="P23"/>
      <text:list text:style-name="L13">
        <text:list-item>
          <text:p text:style-name="P17">Quan un usuari/ària esborra una playlist no s'esborra del sistema, sinó que es marca com que ha estat eliminada. D'aquesta manera l'usuari/ària pot tornar a recuperar les seves playlists en cas que les hagi eliminat per error. És necessari emmagatzemar la data en la qual la playlist ha estat marcada com eliminada.</text:p>
        </text:list-item>
        <text:list-item>
          <text:p text:style-name="P17">Podem dir que existeixen dos tipus de playlists: actives i esborrades. Una playlist que està activa pot ser compartida amb altres usuaris/es, això vol dir que altres usuaris/es poden afegir cançons en ella. En una llista compartida ens interessa saber quin usuari/ària ha estat el que ha afegit cada cançó i en quina data ho va fer.</text:p>
        </text:list-item>
        <text:list-item>
          <text:p text:style-name="P17">Una cançó només pot pertànyer a un únic àlbum. Un àlbum pot contenir moltes cançons. Un àlbum ha estat publicat per un/a únic/a artista. Un/a artista pot haver publicat molts àlbums. De cada cançó guardem un identificador únic: Un títol, una durada, el nombre de vegades que ha estat reproduïda pels usuaris/es de Spotify.</text:p>
        </text:list-item>
      </text:list>
      <text:p text:style-name="P23"/>
      <text:list text:style-name="L14">
        <text:list-item>
          <text:p text:style-name="P18">De cada àlbum guardem un identificador únic: Títol, any de publicació, una imatge amb la portada.</text:p>
        </text:list-item>
      </text:list>
      <text:list text:style-name="L15">
        <text:list-item>
          <text:p text:style-name="P19">De cada artista guardem un identificador únic: Nom, una imatge de l'artista</text:p>
        </text:list-item>
      </text:list>
      <text:p text:style-name="P23"/>
      <text:list text:style-name="L16">
        <text:list-item>
          <text:p text:style-name="P20">Un usuari/ària pot seguir a molts/es artistes. Un/a artista pot estar relacionat/da amb altres artistes que facin música semblant. De manera que Spotify pugui mostrar-nos un llistat d'artistes relacionats/des amb els artistes que ens agraden. També ens interessa guardar quins són els àlbums i les cançons favorites d'un usuari/ària. Un usuari/ària pot seleccionar molts àlbums i moltes cançons com a favorites.</text:p>
        </text:list-item>
      </text:list>
      <text:p text:style-name="P23"/>
      <text:list text:style-name="L17">
        <text:list-header>
          <text:p text:style-name="P22">NOTA: Per crear l'estructura de la base de dades, omplirem les col·leccions amb dades de prova per tal de verificar que les relacions són correctes.</text:p>
        </text:list-header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8:08:38.360638669</meta:creation-date>
    <dc:date>2023-05-16T18:14:35.948915768</dc:date>
    <meta:editing-duration>PT5M58S</meta:editing-duration>
    <meta:editing-cycles>1</meta:editing-cycles>
    <meta:document-statistic meta:table-count="0" meta:image-count="0" meta:object-count="0" meta:page-count="2" meta:paragraph-count="24" meta:word-count="766" meta:character-count="4530" meta:non-whitespace-character-count="3806"/>
    <meta:generator>LibreOffice/7.4.6.2$MacOSX_X86_64 LibreOffice_project/5b1f5509c2decdade7fda905e3e1429a67acd63d</meta:generator>
  </office:meta>
</office:document-meta>
</file>